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FC000000BD0B7CBA08D8DA39CB6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11.249cm" svg:x="0.017cm" svg:y="0.391cm">
          <draw:image xlink:href="Pictures/1000000000000FC000000BD0B7CBA08D8DA39CB6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9-18T16:46:28.822227021</dc:date>
    <meta:editing-duration>PT2M6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